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26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REALITY (126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REACTION (126:2-3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REACTION (126:2-3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Among the people (126:2-3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Among the pagans (126:2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126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REALITY (126: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REACTION (126:2-3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REQUEST (126:4-6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REQUEST (126:4-6)<text:s text:c="1"/></text:span><text:span text:style-name="a480" text:class-names=""/></text:p>
          </draw:text-box>
          <svg:title/>
          <svg:desc/>
        </draw:frame>
        <draw:frame draw:id="id90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petition (126: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promise (126:5-6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3" draw:master-page-name="Master1-Layout12-tx-Title-and-Text" presentation:presentation-page-layout-name="Master1-PPL12" draw:id="Slide-260">
        <draw:frame draw:id="id91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PSALM 126<text:s text:c="1"/></text:span><text:span text:style-name="a495" text:class-names=""/></text:p>
          </draw:text-box>
          <svg:title/>
          <svg:desc/>
        </draw:frame>
        <draw:frame draw:id="id92" presentation:style-name="a510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THE REALITY (126:1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E REACTION (126:2-3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THE REQUEST (126:4-6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6 </dc:title>
    <meta:initial-creator>David STRICKLAND</meta:initial-creator>
    <dc:creator>David STRICKLAND</dc:creator>
    <meta:creation-date>2020-02-22T19:34:45Z</meta:creation-date>
    <dc:date>2020-02-22T19:34:45Z</dc:date>
    <meta:template xlink:href="BibleStudy" xlink:type="simple"/>
    <meta:editing-cycles>1</meta:editing-cycles>
    <meta:editing-duration>PT0S</meta:editing-duration>
    <meta:document-statistic meta:paragraph-count="17" meta:word-count="82"/>
  </office:meta>
</office:document-meta>
</file>